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paragraph-rsid="0046d4ad"/>
    </style:style>
    <style:style style:name="P37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8" style:family="paragraph" style:parent-style-name="Standard">
      <style:text-properties style:font-name="Ubuntu Mono"/>
    </style:style>
    <style:style style:name="P39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40" style:family="paragraph" style:parent-style-name="Standard">
      <style:text-properties style:font-name="Ubuntu Mono" officeooo:paragraph-rsid="0046d4ad"/>
    </style:style>
    <style:style style:name="P41" style:family="paragraph" style:parent-style-name="Standard">
      <style:text-properties style:font-name="Ubuntu Mono" officeooo:rsid="0015550a" officeooo:paragraph-rsid="0060d571"/>
    </style:style>
    <style:style style:name="P42" style:family="paragraph" style:parent-style-name="Standard">
      <style:text-properties style:font-name="Ubuntu Mono" officeooo:paragraph-rsid="0060d571"/>
    </style:style>
    <style:style style:name="P43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Arial1" officeooo:rsid="00587126" officeooo:paragraph-rsid="00587126"/>
    </style:style>
    <style:style style:name="P48" style:family="paragraph" style:parent-style-name="Standard">
      <style:text-properties style:font-name="Arial1" officeooo:rsid="005b8691" officeooo:paragraph-rsid="005b8691"/>
    </style:style>
    <style:style style:name="P49" style:family="paragraph" style:parent-style-name="Standard">
      <style:text-properties style:font-name="Arial1" officeooo:rsid="005f3db2" officeooo:paragraph-rsid="005f3db2"/>
    </style:style>
    <style:style style:name="P50" style:family="paragraph" style:parent-style-name="Standard">
      <style:text-properties style:font-name="Arial1" officeooo:rsid="0015550a" officeooo:paragraph-rsid="0060d571"/>
    </style:style>
    <style:style style:name="P51" style:family="paragraph" style:parent-style-name="Text_20_body">
      <style:text-properties style:font-name="Arial1"/>
    </style:style>
    <style:style style:name="P52" style:family="paragraph" style:parent-style-name="Text_20_body">
      <style:text-properties style:font-name="Arial1" officeooo:paragraph-rsid="0020ddc8"/>
    </style:style>
    <style:style style:name="P53" style:family="paragraph" style:parent-style-name="Text_20_body">
      <style:text-properties style:font-name="Arial1" officeooo:rsid="002244b9" officeooo:paragraph-rsid="002244b9"/>
    </style:style>
    <style:style style:name="P54" style:family="paragraph" style:parent-style-name="Text_20_body">
      <style:text-properties style:font-name="Arial1" officeooo:paragraph-rsid="00215f23"/>
    </style:style>
    <style:style style:name="P55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3" style:family="paragraph" style:parent-style-name="Text_20_body">
      <style:text-properties style:font-name="Ubuntu Mono"/>
    </style:style>
    <style:style style:name="P64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5" style:family="paragraph" style:parent-style-name="Text_20_body">
      <style:text-properties style:font-name="Ubuntu Mono" officeooo:rsid="006d1393" officeooo:paragraph-rsid="006d1393"/>
    </style:style>
    <style:style style:name="P66" style:family="paragraph" style:parent-style-name="Text_20_body">
      <style:text-properties officeooo:rsid="00545c52" officeooo:paragraph-rsid="00545c52"/>
    </style:style>
    <style:style style:name="P67" style:family="paragraph" style:parent-style-name="Text_20_body">
      <style:text-properties officeooo:rsid="005f3db2" officeooo:paragraph-rsid="005f3db2"/>
    </style:style>
    <style:style style:name="P68" style:family="paragraph" style:parent-style-name="Text_20_body">
      <style:text-properties officeooo:rsid="005f3db2" officeooo:paragraph-rsid="006a43d5"/>
    </style:style>
    <style:style style:name="P69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1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72" style:family="paragraph" style:parent-style-name="Heading_20_2">
      <style:text-properties style:font-name="Arial1"/>
    </style:style>
    <style:style style:name="P73" style:family="paragraph" style:parent-style-name="Heading_20_2">
      <style:text-properties style:font-name="Arial1" officeooo:rsid="00115231" officeooo:paragraph-rsid="00115231"/>
    </style:style>
    <style:style style:name="P74" style:family="paragraph" style:parent-style-name="Heading_20_2">
      <style:text-properties style:font-name="Arial1" officeooo:rsid="0019135f" officeooo:paragraph-rsid="0019135f"/>
    </style:style>
    <style:style style:name="P75" style:family="paragraph" style:parent-style-name="Heading_20_2">
      <style:text-properties style:font-name="Arial1" officeooo:rsid="0019135f" officeooo:paragraph-rsid="001ac541"/>
    </style:style>
    <style:style style:name="P76" style:family="paragraph" style:parent-style-name="Heading_20_2">
      <style:text-properties officeooo:rsid="0028f710" officeooo:paragraph-rsid="0028f710"/>
    </style:style>
    <style:style style:name="P77" style:family="paragraph" style:parent-style-name="Heading_20_2">
      <style:text-properties style:font-name="Ubuntu Mono" officeooo:paragraph-rsid="001c9cd3"/>
    </style:style>
    <style:style style:name="P78" style:family="paragraph" style:parent-style-name="Heading_20_2">
      <style:text-properties style:font-name="Ubuntu Mono" officeooo:paragraph-rsid="0054079a"/>
    </style:style>
    <style:style style:name="P79" style:family="paragraph" style:parent-style-name="Heading_20_2">
      <style:text-properties officeooo:rsid="005f3db2" officeooo:paragraph-rsid="005f3db2"/>
    </style:style>
    <style:style style:name="P80" style:family="paragraph" style:parent-style-name="Title">
      <style:paragraph-properties fo:text-align="start" style:justify-single-word="false"/>
    </style:style>
    <style:style style:name="P81" style:family="paragraph" style:parent-style-name="Title">
      <style:paragraph-properties fo:text-align="start" style:justify-single-word="false"/>
      <style:text-properties officeooo:paragraph-rsid="0060d571"/>
    </style:style>
    <style:style style:name="P82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7364a" fo:background-color="#fff200" loext:char-shading-value="0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545c52" fo:background-color="#fff200" loext:char-shading-value="0"/>
    </style:style>
    <style:style style:name="T19" style:family="text">
      <style:text-properties officeooo:rsid="0060d571" fo:background-color="#fff200" loext:char-shading-value="0"/>
    </style:style>
    <style:style style:name="T20" style:family="text">
      <style:text-properties fo:color="#000000" fo:font-weight="bold" fo:background-color="#fff200" loext:char-shading-value="0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0ddc8" style:font-style-asian="italic" style:font-style-complex="italic"/>
    </style:style>
    <style:style style:name="T23" style:family="text">
      <style:text-properties fo:font-style="normal" officeooo:rsid="001ac541" style:font-style-asian="normal" style:font-style-complex="normal"/>
    </style:style>
    <style:style style:name="T24" style:family="text">
      <style:text-properties fo:font-style="normal" officeooo:rsid="0020ddc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6" style:family="text">
      <style:text-properties officeooo:rsid="001c9cd3"/>
    </style:style>
    <style:style style:name="T27" style:family="text">
      <style:text-properties officeooo:rsid="0020ddc8"/>
    </style:style>
    <style:style style:name="T28" style:family="text">
      <style:text-properties officeooo:rsid="002244b9"/>
    </style:style>
    <style:style style:name="T29" style:family="text">
      <style:text-properties style:font-name="Ubuntu Mono"/>
    </style:style>
    <style:style style:name="T30" style:family="text">
      <style:text-properties style:font-name="Ubuntu Mono" officeooo:rsid="00215f23"/>
    </style:style>
    <style:style style:name="T31" style:family="text">
      <style:text-properties officeooo:rsid="0023139f"/>
    </style:style>
    <style:style style:name="T32" style:family="text">
      <style:text-properties fo:font-weight="normal" officeooo:rsid="002ac37a" style:font-weight-asian="normal" style:font-weight-complex="normal"/>
    </style:style>
    <style:style style:name="T33" style:family="text">
      <style:text-properties fo:font-weight="normal" officeooo:rsid="00271786" style:font-weight-asian="normal" style:font-weight-complex="normal"/>
    </style:style>
    <style:style style:name="T34" style:family="text">
      <style:text-properties fo:font-weight="normal" officeooo:rsid="002c5056" style:font-weight-asian="normal" style:font-weight-complex="normal"/>
    </style:style>
    <style:style style:name="T35" style:family="text">
      <style:text-properties officeooo:rsid="00271786"/>
    </style:style>
    <style:style style:name="T36" style:family="text">
      <style:text-properties officeooo:rsid="0028f710"/>
    </style:style>
    <style:style style:name="T37" style:family="text">
      <style:text-properties officeooo:rsid="002ac37a"/>
    </style:style>
    <style:style style:name="T38" style:family="text">
      <style:text-properties officeooo:rsid="002c5056"/>
    </style:style>
    <style:style style:name="T39" style:family="text">
      <style:text-properties officeooo:rsid="00307dd7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fo:color="#ed1c24" fo:font-weight="bold" officeooo:rsid="0046d4ad" style:font-weight-asian="bold" style:font-weight-complex="bold"/>
    </style:style>
    <style:style style:name="T42" style:family="text">
      <style:text-properties officeooo:rsid="003f1ece"/>
    </style:style>
    <style:style style:name="T43" style:family="text">
      <style:text-properties officeooo:rsid="004a1dfd"/>
    </style:style>
    <style:style style:name="T44" style:family="text">
      <style:text-properties officeooo:rsid="004ee5db"/>
    </style:style>
    <style:style style:name="T45" style:family="text">
      <style:text-properties officeooo:rsid="004fffae"/>
    </style:style>
    <style:style style:name="T46" style:family="text">
      <style:text-properties style:text-underline-style="solid" style:text-underline-width="auto" style:text-underline-color="font-color" officeooo:rsid="004fffae"/>
    </style:style>
    <style:style style:name="T47" style:family="text">
      <style:text-properties style:text-underline-style="solid" style:text-underline-width="auto" style:text-underline-color="font-color" fo:background-color="transparent" loext:char-shading-value="0"/>
    </style:style>
    <style:style style:name="T48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4fffae"/>
    </style:style>
    <style:style style:name="T51" style:family="text">
      <style:text-properties style:text-underline-style="none" fo:background-color="#fff200" loext:char-shading-value="0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officeooo:rsid="0052b7aa" fo:background-color="#fff200" loext:char-shading-value="0"/>
    </style:style>
    <style:style style:name="T54" style:family="text">
      <style:text-properties style:text-underline-style="none" fo:background-color="transparent" loext:char-shading-value="0"/>
    </style:style>
    <style:style style:name="T55" style:family="text">
      <style:text-properties style:text-underline-style="none" officeooo:rsid="0052b7aa" fo:background-color="transparent" loext:char-shading-value="0"/>
    </style:style>
    <style:style style:name="T56" style:family="text">
      <style:text-properties style:text-underline-style="none" officeooo:rsid="0052b7aa"/>
    </style:style>
    <style:style style:name="T57" style:family="text">
      <style:text-properties officeooo:rsid="00545c52"/>
    </style:style>
    <style:style style:name="T58" style:family="text">
      <style:text-properties style:font-name="Arial1" officeooo:rsid="00545c52" fo:background-color="#fff200" loext:char-shading-value="0"/>
    </style:style>
    <style:style style:name="T59" style:family="text">
      <style:text-properties officeooo:rsid="005b8691"/>
    </style:style>
    <style:style style:name="T60" style:family="text">
      <style:text-properties officeooo:rsid="005d7240"/>
    </style:style>
    <style:style style:name="T61" style:family="text">
      <style:text-properties officeooo:rsid="005f3db2"/>
    </style:style>
    <style:style style:name="T62" style:family="text">
      <style:text-properties officeooo:rsid="0060d571"/>
    </style:style>
    <style:style style:name="T63" style:family="text">
      <style:text-properties officeooo:rsid="0063f453"/>
    </style:style>
    <style:style style:name="T64" style:family="text">
      <style:text-properties fo:color="#72bf44" fo:font-weight="bold" officeooo:rsid="0063f453" style:font-weight-asian="bold" style:font-weight-complex="bold"/>
    </style:style>
    <style:style style:name="T65" style:family="text">
      <style:text-properties fo:color="#72bf44" fo:font-weight="bold" officeooo:rsid="006a43d5" style:font-weight-asian="bold" style:font-weight-complex="bold"/>
    </style:style>
    <style:style style:name="T66" style:family="text">
      <style:text-properties officeooo:rsid="00688a4a"/>
    </style:style>
    <style:style style:name="T67" style:family="text">
      <style:text-properties officeooo:rsid="006f0f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0">sign</text:span></text:p>
      <text:h text:style-name="P72" text:outline-level="2">Tools</text:h>
      <text:p text:style-name="P51"/>
      <text:p text:style-name="P30">- BufBOSS <text:span text:style-name="T27">(build/add/delete)</text:span></text:p>
      <text:p text:style-name="P55">- DynBoss <text:span text:style-name="T27">(build/add/delete)</text:span></text:p>
      <text:p text:style-name="P55">- Bifrost <text:span text:style-name="T27">(build/add)</text:span></text:p>
      <text:p text:style-name="P55">- FDBG <text:span text:style-name="T27">(build/add/delete)</text:span></text:p>
      <text:p text:style-name="P55">- FDBG-Recsplit <text:span text:style-name="T27">(build/add/delete)</text:span></text:p>
      <text:h text:style-name="Heading_20_2" text:outline-level="2">Dataset</text:h>
      <text:p text:style-name="P51"/>
      <text:p text:style-name="P29"><text:span text:style-name="T22">- </text:span><text:span text:style-name="T24">N</text:span><text:span text:style-name="T27"> E.coli genomes. N = 12 for testing the setup. I have N = 3682 total. To test scaling, do N = 12 * 2^i for I = 0,1,2,3,4.</text:span></text:p>
      <text:p text:style-name="P29">- <text:span text:style-name="T62">If there is time, do the same with read sets.</text:span></text:p>
      <text:p text:style-name="P52"><text:span text:style-name="T27">- Build an index out of N/2 genomes. Add N/4, delete N/4.</text:span></text:p>
      <text:p text:style-name="P52"/>
      <text:p text:style-name="P28">Genomes are at: <text:s/><text:span text:style-name="T30">~/code/bufboss_experiments/</text:span><text:span text:style-name="T29">data/coli3682</text:span></text:p>
      <text:p text:style-name="P28"><text:span text:style-name="T29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1">$(expr 6</text:span> <text:span text:style-name="T31">+ 3)</text:span> coli12.txt | tail -n 3 &gt; coli12_add.txt</text:p>
      <text:p text:style-name="P21">niklas@phoenix:~/code/bufboss_experiments/data$ head -n <text:span text:style-name="T31">$(expr 6</text:span> <text:span text:style-name="T31">+ 3 + 3)</text:span> coli12.txt | tail -n 3 &gt; coli12_del.txt</text:p>
      <text:p text:style-name="P18"/>
      <text:p text:style-name="P28">Generating the sets for N = <text:s/><text:span text:style-name="T27">3682 </text:span>(1842 build, 920 add, 920 delete) <text:span text:style-name="T62">(maybe too big to use but anyway)</text:span>:</text:p>
      <text:p text:style-name="P28"/>
      <text:p text:style-name="P19">niklas@phoenix:~/code/bufboss_experiments/data$ ls $PWD/coli3682/* | shuf | head -n <text:span text:style-name="T28">3682</text:span> &gt; coli<text:span text:style-name="T28">3682</text:span>.txt</text:p>
      <text:p text:style-name="P19">niklas@phoenix:~/code/bufboss_experiments/data$ head -n 1842 coli<text:span text:style-name="T28">3682</text:span>.txt &gt; coli<text:span text:style-name="T28">3682_build</text:span>.txt</text:p>
      <text:p text:style-name="P20">niklas@phoenix:~/code/bufboss_experiments/data$ head -n <text:span text:style-name="T31">$(expr </text:span>1842 <text:span text:style-name="T31">+ 920)</text:span> coli<text:span text:style-name="T28">3682</text:span>.txt | tail -n <text:span text:style-name="T31">920</text:span> &gt; coli<text:span text:style-name="T28">3682</text:span>_add.txt</text:p>
      <text:p text:style-name="P20">niklas@phoenix:~/code/bufboss_experiments/data$ head -n <text:span text:style-name="T31">$(expr </text:span>1842 <text:span text:style-name="T31">+ 920 + 920)</text:span> coli<text:span text:style-name="T28">3682</text:span>.txt | tail -n <text:span text:style-name="T31">920</text:span> &gt; coli<text:span text:style-name="T28">3682</text:span>_del.txt</text:p>
      <text:h text:style-name="Heading_20_2" text:outline-level="2">Metrics</text:h>
      <text:p text:style-name="Text_20_body"/>
      <text:p text:style-name="Text_20_body">- <text:span text:style-name="T27">Build time/memory/disk</text:span></text:p>
      <text:p text:style-name="Text_20_body">- <text:span text:style-name="T27">Add time/memory/disk</text:span></text:p>
      <text:p text:style-name="Text_20_body">- <text:span text:style-name="T27">Delete time/memory/disk</text:span></text:p>
      <text:p text:style-name="Text_20_body">- <text:span text:style-name="T39">Query time/memory. For bufboss also do a plot of buffer size vs query time.</text:span></text:p>
      <text:p text:style-name="P35">Running BufBOSS </text:p>
      <text:p text:style-name="Text_20_body">(Todo: bufboss logs some stuff without using the callback)</text:p>
      <text:p text:style-name="P31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8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2">Todo: avoid first flush</text:span></text:p>
      <text:p text:style-name="P14">./bufboss/bin/<text:span text:style-name="T37">bufboss_update</text:span> -k 30 -r -b 1000000000 -<text:span text:style-name="T3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76" text:outline-level="2">Add</text:h>
      <text:p text:style-name="P22">./bufboss/bin/<text:span text:style-name="T32">bufboss_update</text:span> -k 30 -r -b 0.05 -i bufboss_out/build/ --<text:span text:style-name="T3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6">./bufboss/bin/</text:span><text:span text:style-name="T32">bufboss_update</text:span><text:span text:style-name="T3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6">./bufboss/bin/</text:span><text:span text:style-name="T32">bufboss_update</text:span><text:span text:style-name="T36"> -k 30 -r -b 0.05 -i bufboss_out/build/ </text:span><text:span text:style-name="T33">--add-files data/coli12_add.txt </text:span><text:span text:style-name="T36">--del-files data/coli12_del.txt -o bufboss_out/</text:span><text:span text:style-name="T34">add</text:span><text:span text:style-name="T33">del</text:span><text:span text:style-name="T3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3">Results</text:span>:</text:p>
      <text:p text:style-name="P39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36">Running BiFrost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0">0:52.33</text:span></text:p>
      <text:p text:style-name="P10"><text:tab/>Maximum resident set size (kbytes): <text:span text:style-name="T40">138360 </text:span><text:span text:style-name="T41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0">0:48.34</text:span></text:p>
      <text:p text:style-name="P10"><text:tab/>Maximum resident set size (kbytes): <text:span text:style-name="T40">359076 </text:span><text:span text:style-name="T41">(359MB)</text:span></text:p>
      <text:p text:style-name="P10"><text:span text:style-name="T41"/></text:p>
      <text:p text:style-name="P34"><text:span text:style-name="T3">R</text:span><text:span text:style-name="T2">unning FDBG</text:span></text:p>
      <text:p text:style-name="P56">The FDBG code does not have a tool to add or delete k-mers from the index with a fasta-file. But Bahar seems to have implemented this. Downloading Bahar’s stuff from nut. It is at:</text:p>
      <text:p text:style-name="P64">/s/apu/a/homes/baharpan/fdbg</text:p>
      <text:p text:style-name="P56">She has made some changes to the code and has created test.cpp which does additions and deletions. In fact there are two test.cpp: one at the root and one at cpp-src/test.cpp. The difference seems to be that one uses std::set and one std:.vector. <text:span text:style-name="T44">Running… 3.7 times “impossible” in stderr.</text:span></text:p>
      <text:h text:style-name="Heading_20_2" text:outline-level="2">What does it do?</text:h>
      <text:p text:style-name="P57">- <text:span text:style-name="T45">Reads k-mers into </text:span><text:span text:style-name="T46">vector&lt;string&gt; kmer_2</text:span></text:p>
      <text:p text:style-name="P57">- <text:span text:style-name="T45">Reads FDBG graph</text:span></text:p>
      <text:p text:style-name="P57">- <text:span text:style-name="T45">For all k-mers in </text:span><text:span text:style-name="T46">kmer_2</text:span><text:span text:style-name="T45">, take prefix u and suffix v, pack each uint64_t, add pair (u,v) to </text:span><text:span text:style-name="T46">vector&lt;pair&lt;uint64_t,&gt; uint64_t&gt; &gt; nodes</text:span><text:span text:style-name="T45">. (Why is it called nodes and not edges?)</text:span></text:p>
      <text:p text:style-name="P57">- <text:span text:style-name="T45">For each pair (u,v) in </text:span><text:span text:style-name="T25">nodes</text:span><text:span text:style-name="T45">, <text:s/>check if the edge is in the graph. If no, add the edge to </text:span><text:span text:style-name="T46">set&lt;pair&lt;uint64_t, uint64_t&gt; &gt; added_deleted_edges</text:span><text:span text:style-name="T45">.</text:span></text:p>
      <text:p text:style-name="P57">- <text:span text:style-name="T45">For each edge (u,v) in </text:span><text:span text:style-name="T46">added_deleted_edges</text:span><text:span text:style-name="T50">, if u is in graph, add it to </text:span><text:span text:style-name="T46">added_deleted_nodes</text:span><text:span text:style-name="T50"> (std::set&lt;uint64_t&gt;).</text:span></text:p>
      <text:p text:style-name="P58"><text:span text:style-name="T50">- </text:span><text:span text:style-name="T52">Start the clock</text:span></text:p>
      <text:p text:style-name="P59"><text:span text:style-name="T49">- </text:span><text:span text:style-name="T54">Add all nodes in </text:span><text:span text:style-name="T47">added_deleted_nodes</text:span><text:span text:style-name="T54"> to the graph</text:span></text:p>
      <text:p text:style-name="P59"><text:span text:style-name="T54">- Add all edges in </text:span><text:span text:style-name="T47">added_deleted_edges</text:span><text:span text:style-name="T54"> to </text:span><text:span text:style-name="T55">the </text:span><text:span text:style-name="T54">graph</text:span></text:p>
      <text:p text:style-name="P59"><text:span text:style-name="T54">- </text:span><text:span text:style-name="T51">Stop the clock, </text:span><text:span text:style-name="T53">print elapsed time</text:span></text:p>
      <text:p text:style-name="P61"><text:span text:style-name="T49">- </text:span><text:span text:style-name="T56">Verifies that all added nodes and edges are found in the graph</text:span></text:p>
      <text:p text:style-name="P62"><text:span text:style-name="T50">- </text:span><text:span text:style-name="T53">Start the clock</text:span></text:p>
      <text:p text:style-name="P60"><text:span text:style-name="T55">- Delete all edges in </text:span><text:span text:style-name="T48">added_deleted_edges</text:span><text:span text:style-name="T55"> from the graph</text:span></text:p>
      <text:p text:style-name="P60"><text:span text:style-name="T49">- </text:span><text:span text:style-name="T56">Delete </text:span><text:span text:style-name="T54">all nodes in </text:span><text:span text:style-name="T47">added_deleted_nodes</text:span><text:span text:style-name="T54"> </text:span><text:span text:style-name="T55">from </text:span><text:span text:style-name="T54">the graph</text:span></text:p>
      <text:p text:style-name="P60"><text:span text:style-name="T54">- </text:span><text:span text:style-name="T51">Stop the clock, </text:span><text:span text:style-name="T53">print elapsed time</text:span></text:p>
      <text:p text:style-name="P62"><text:span text:style-name="T56">- Verifies that all deleted nodes and edges are found in the graph</text:span></text:p>
      <text:h text:style-name="Heading_20_2" text:outline-level="2"><text:span text:style-name="T56">W</text:span><text:span text:style-name="T49">hat prints “impossible”?</text:span></text:h>
      <text:p text:style-name="P63">bool newDynamicAddEdge( const kmer_t&amp; u, const kmer_t&amp; v ) {</text:p>
      <text:p text:style-name="P63"><text:s text:c="4"/>if (!this-&gt;detect_membership(u)) <text:span text:style-name="T17">cerr&lt;&lt;"No u"&lt;&lt;endl; <text:s text:c="3"/></text:span><text:span text:style-name="T18">← </text:span><text:span text:style-name="T58">not printed</text:span></text:p>
      <text:p text:style-name="P63"><text:s text:c="4"/>if (!this-&gt;detect_membership(v)) <text:span text:style-name="T17">cerr&lt;&lt;"No v"&lt;&lt;endl; <text:s text:c="3"/>←</text:span><text:span text:style-name="T18"> </text:span><text:span text:style-name="T58">not printed</text:span></text:p>
      <text:p text:style-name="P63"><text:s text:c="4"/>assert(this-&gt;detect_membership(u));</text:p>
      <text:p text:style-name="P63"><text:s text:c="4"/>assert(this-&gt;detect_membership(v));</text:p>
      <text:p text:style-name="P63"><text:s text:c="4"/>assert(this-&gt;edgePossible(u,v));</text:p>
      <text:p text:style-name="P63"><text:s text:c="4"/>if (!this-&gt;edgePossible(u, v)) {<text:tab/></text:p>
      <text:p text:style-name="P63"><text:s text:c="8"/><text:span text:style-name="T17">cerr &lt;&lt; "impossible" &lt;&lt; endl; </text:span><text:span text:style-name="T18">r</text:span><text:span text:style-name="T17">eturn false;</text:span></text:p>
      <text:p text:style-name="P63"><text:s text:c="4"/><text:span text:style-name="T57">}</text:span></text:p>
      <text:p text:style-name="P63"><text:s text:c="4"/>...</text:p>
      <text:p text:style-name="P66"><text:span text:style-name="T49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7">It checks that the suffix of u is equal to the prefix of v. This should never fail in our case. <text:span text:style-name="T59">Made it print u and v as 29-mers (edgemers are 30-mers) in the case it prints impossible:</text:span></text:p>
      <text:p text:style-name="P47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8">It does look correct! <text:span text:style-name="T60">What is this this→k? 30. So the k in the dfbg filename is the nodemer k but the test program takes the edgemer k. Rerunning.</text:span></text:p>
      <text:p text:style-name="P48"/>
      <text:p text:style-name="P46">niklas@phoenix:~/code/bufboss_experiments/bahar-fdbg/cpp-src$ ./test-jarno $(head -n 1 ../../data/coli12_add.txt) 3<text:span text:style-name="T61">1</text:span> 200Kfdbg30.bin</text:p>
      <text:p text:style-name="P46"/>
      <text:p text:style-name="P49">Now it is playing nice.</text:p>
      <text:p text:style-name="P46"/>
      <text:h text:style-name="P79" text:outline-level="2">Setting FBDG up for experiments</text:h>
      <text:p text:style-name="P69">Nodes are k-mers, edges are (k+1)-mers. <text:span text:style-name="T63">The input k of the programs is the nodemer k.</text:span></text:p>
      <text:p text:style-name="P70">todo: stream k-mer<text:span text:style-name="T66">s</text:span></text:p>
      <text:p text:style-name="P67">I need three programs: fdbg-build and fdbg-add and fdbg-delete. </text:p>
      <text:p text:style-name="P67">- The build program is like the main program of fdbg but with edge addition and removal verification tests removed. <text:span text:style-name="T64">Done: fdbg-build-jarno.cpp.</text:span></text:p>
      <text:p text:style-name="P68">- The add program is the addition part of Bahar’s code, but with streaming k-mers instead of std::vectoring everything. <text:span text:style-name="T64">Done: fdbg-</text:span><text:span text:style-name="T65">add</text:span><text:span text:style-name="T64">-jarno.cpp.</text:span></text:p>
      <text:p text:style-name="P68">- The delete program is the deletion part of Bahar’s code, but with streaming k-mers instead of std::vectoring everything. <text:span text:style-name="T64">Done: fdbg-</text:span><text:span text:style-name="T65">del</text:span><text:span text:style-name="T64">-jarno.cpp.</text:span></text:p>
      <text:p text:style-name="P67">FDBG can not really add edges if one endpoint does not exist in the graph. It uses a dynamic buffer kind of like buffboss. But there is no efficient merge: everything needs to be rebuilt from scratch. <text:span text:style-name="T19">The working memory will blow up</text:span><text:span text:style-name="T62">. We could rebuild from scratch at that point but maybe we can just say that rebuilding is not implemented and we don’t have to implement it because it’s not our tool.</text:span></text:p>
      <text:p text:style-name="P71">Results of run_fdbg.py:</text:p>
      <text:p text:style-name="P65">TBA. Report RSS/time and index sizes</text:p>
      <text:p text:style-name="P81"><text:span text:style-name="T62">D</text:span>ynamicboss</text:p>
      <text:p text:style-name="P42"/>
      <text:p text:style-name="P42">dsk-1.6906/dsk data/one_31mer.fasta 31</text:p>
      <text:p text:style-name="P42">bin/cosmo-pack one_31mer.solid_kmers_binary</text:p>
      <text:p text:style-name="P42">bin/dynamicBOSS build -p one_31mer.solid_kmers_binary.packed</text:p>
      <text:p text:style-name="P42">/usr/bin/time -v bin/dynamicBOSS add -g one_31mer.solid_kmers_binary.packed.dbg -s ../data/reads/coli_reads_half1.fasta</text:p>
      <text:p text:style-name="P42"/>
      <text:p text:style-name="P42"/>
      <text:p text:style-name="P50">Note that in this run the program was probably compiled no to do reverse complements.</text:p>
      <text:p text:style-name="P41"/>
      <text:p text:style-name="P41">====================================================================</text:p>
      <text:p text:style-name="P41">OPENING KMER FILE</text:p>
      <text:p text:style-name="P41">Reading FASTA file ../data/reads/coli_reads_half1.fasta</text:p>
      <text:p text:style-name="P41">8388682 distinct kmers were counted </text:p>
      <text:p text:style-name="P41">====================================================================</text:p>
      <text:p text:style-name="P41">PROCESS STARTS</text:p>
      <text:p text:style-name="P41">99.9919% of kmers were processeddd</text:p>
      <text:p text:style-name="P41">100% of kmers were processed</text:p>
      <text:p text:style-name="P41">1 (1.19208e-05%) of the kmers were already in the graph</text:p>
      <text:p text:style-name="P41">8388681 kmers added to the graph in <text:span text:style-name="T20">7025.41</text:span> (s)</text:p>
      <text:p text:style-name="P41">Time per operaition: 0.000837486 (s)</text:p>
      <text:p text:style-name="P41">====================================================================</text:p>
      <text:p text:style-name="P41">PROCESS FINISHED</text:p>
      <text:p text:style-name="P41">Updated graph:</text:p>
      <text:p text:style-name="P41">k <text:s text:c="12"/>: 31</text:p>
      <text:p text:style-name="P41">num_nodes() <text:s text:c="2"/>: 8850022</text:p>
      <text:p text:style-name="P41">num_edges() <text:s text:c="2"/>: 8941272</text:p>
      <text:p text:style-name="P41">Total size <text:s text:c="3"/>: 8.58064 MB</text:p>
      <text:p text:style-name="P41">Bits per edge : 8.05027 Bits</text:p>
      <text:p text:style-name="P41">Writing the updated DynamicBOSS in file: one_31mer.solid_kmers_binary.packed.dbg.updated</text:p>
      <text:p text:style-name="P41">DONE!</text:p>
      <text:p text:style-name="P41"><text:tab/>Command being timed: "bin/dynamicBOSS add -g one_31mer.solid_kmers_binary.packed.dbg -s ../data/reads/coli_reads_half1.fasta"</text:p>
      <text:p text:style-name="P41"><text:tab/>User time (seconds): 8650.53</text:p>
      <text:p text:style-name="P41"><text:tab/>System time (seconds): 6.96</text:p>
      <text:p text:style-name="P41"><text:tab/>Percent of CPU this job got: 99%</text:p>
      <text:p text:style-name="P41"><text:tab/>Elapsed (wall clock) time (h:mm:ss or m:ss): <text:span text:style-name="T15">2:24:19</text:span></text:p>
      <text:p text:style-name="P41"><text:tab/>Average shared text size (kbytes): 0</text:p>
      <text:p text:style-name="P41"><text:tab/>Average unshared data size (kbytes): 0</text:p>
      <text:p text:style-name="P41"><text:tab/>Average stack size (kbytes): 0</text:p>
      <text:p text:style-name="P41"><text:tab/>Average total size (kbytes): 0</text:p>
      <text:p text:style-name="P41"><text:tab/>Maximum resident set size (kbytes): <text:span text:style-name="T15">1454248 </text:span><text:span text:style-name="T16">(1.4G! Comes from std::set&lt;std:.string&gt; of k-mers)</text:span></text:p>
      <text:p text:style-name="P41"><text:tab/>Average resident set size (kbytes): 0</text:p>
      <text:p text:style-name="P41"><text:tab/>Major (requiring I/O) page faults: 0</text:p>
      <text:p text:style-name="P41"><text:tab/>Minor (reclaiming a frame) page faults: 403747</text:p>
      <text:p text:style-name="P41"><text:tab/>Voluntary context switches: 1</text:p>
      <text:p text:style-name="P41"><text:tab/>Involuntary context switches: 44106</text:p>
      <text:p text:style-name="P41"><text:tab/>Swaps: 0</text:p>
      <text:p text:style-name="P41"><text:tab/>File system inputs: 0</text:p>
      <text:p text:style-name="P41"><text:tab/>File system outputs: 11568</text:p>
      <text:p text:style-name="P41"><text:tab/>Socket messages sent: 0</text:p>
      <text:p text:style-name="P41"><text:tab/>Socket messages received: 0</text:p>
      <text:p text:style-name="P41"><text:tab/>Signals delivered: 0</text:p>
      <text:p text:style-name="P41"><text:tab/>Page size (bytes): 4096</text:p>
      <text:p text:style-name="P41"><text:tab/>Exit status: 0</text:p>
      <text:p text:style-name="P41"/>
      <text:p text:style-name="Text_20_body">Made <text:span text:style-name="T67">a new main-function file dynamicBOSS-jarno.cpp that takes as a parameter the path of the output file rather than appending a suffix to the input file. Wrote run_dynboss.py to the project root.</text:span></text:p>
      <text:p text:style-name="P37"><text:span text:style-name="T62">Bufboss peak</text:span> space optimization</text:p>
      <text:h text:style-name="Heading_20_2" text:outline-level="2">BufBoss <text:span text:style-name="T7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3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73" text:outline-level="2">Optimized peak space some</text:h>
      <text:p text:style-name="P25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74" text:outline-level="2">Try constant 0.01 buffer fraction. Also running with /<text:span text:style-name="T21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75" text:outline-level="2">Try constant 0.01 buffer fraction<text:span text:style-name="T21">, </text:span><text:span text:style-name="T23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77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8" text:outline-level="2"><text:span text:style-name="T26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8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19:52:36.472222402</dc:date>
    <meta:editing-duration>PT10H43M13S</meta:editing-duration>
    <meta:editing-cycles>74</meta:editing-cycles>
    <meta:generator>LibreOffice/6.0.7.3$Linux_X86_64 LibreOffice_project/00m0$Build-3</meta:generator>
    <meta:document-statistic meta:table-count="0" meta:image-count="6" meta:object-count="0" meta:page-count="1" meta:paragraph-count="512" meta:word-count="4380" meta:character-count="28979" meta:non-whitespace-character-count="24833"/>
  </office:meta>
</office:document-meta>
</file>